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31.34mm"/>
    </style:style>
    <style:style style:name="co4" style:family="table-column">
      <style:table-column-properties fo:break-before="auto" style:column-width="24.47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33.85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Vertical/Horizontal</text:p>
          </table:table-cell>
          <table:table-cell table:style-name="ce1" office:value-type="string" calcext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2D/Backgrounds/BGSandbox.png</text:p>
          </table:table-cell>
          <table:table-cell office:value-type="float" office:value="1200" calcext:value-type="float">
            <text:p>1200</text:p>
          </table:table-cell>
          <table:table-cell office:value-type="float" office:value="1080" calcext:value-type="float">
            <text:p>10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3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spawnX</text:p>
          </table:table-cell>
          <table:table-cell table:style-name="ce1" office:value-type="string" calcext:value-type="string">
            <text:p>spawnY</text:p>
          </table:table-cell>
          <table:table-cell table:style-name="ce1" office:value-type="string" calcext:value-type="string">
            <text:p>rotation</text:p>
          </table:table-cell>
          <table:table-cell table:style-name="ce1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BetaGo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Katyush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Itsuko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0.1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Hatsu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0.3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DeltaGold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7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 style:data-style-name="N2" text:time-value="23:39:10.8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1-23T23:39:17.293000000</dc:date>
    <meta:editing-duration>PT58M18S</meta:editing-duration>
    <meta:editing-cycles>87</meta:editing-cycles>
    <meta:document-statistic meta:table-count="1" meta:cell-count="96" meta:object-count="0"/>
  </office:meta>
</office:document-meta>
</file>